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71b"/>
    </style:style>
    <style:style style:name="P2" style:family="paragraph" style:parent-style-name="Text_20_body">
      <style:text-properties officeooo:rsid="0013371b" officeooo:paragraph-rsid="0013371b"/>
    </style:style>
    <style:style style:name="P3" style:family="paragraph" style:parent-style-name="Text_20_body">
      <style:text-properties officeooo:rsid="0013371b" officeooo:paragraph-rsid="0016a84a"/>
    </style:style>
    <style:style style:name="P4" style:family="paragraph" style:parent-style-name="Text_20_body">
      <style:text-properties officeooo:rsid="0013fea6" officeooo:paragraph-rsid="0013fea6"/>
    </style:style>
    <style:style style:name="T1" style:family="text">
      <style:text-properties officeooo:rsid="0013fea6"/>
    </style:style>
    <style:style style:name="T2" style:family="text">
      <style:text-properties officeooo:rsid="0015d950"/>
    </style:style>
    <style:style style:name="T3" style:family="text">
      <style:text-properties officeooo:rsid="0016a84a"/>
    </style:style>
    <style:style style:name="T4" style:family="text">
      <style:text-properties officeooo:rsid="0018315f"/>
    </style:style>
    <style:style style:name="T5" style:family="text">
      <style:text-properties officeooo:rsid="0019f1c1"/>
    </style:style>
    <style:style style:name="T6" style:family="text">
      <style:text-properties officeooo:rsid="001b1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: Paleta de colores, Mokup, Logo<text:line-break/>HErramientas utilizadas: miro, <text:span text:style-name="T1">wipick</text:span></text:p>
      <text:p text:style-name="P1"/>
      <text:h text:style-name="Heading_20_2" text:outline-level="2">Diseño</text:h>
      <text:p text:style-name="P3">Respecto al diseño de la aplicación lo primero que decid<text:span text:style-name="T3">im</text:span>os fue la paleta de colores que <text:span text:style-name="T3">ibamos</text:span> a utilizar. </text:p>
      <text:p text:style-name="P3"><text:span text:style-name="T3">Nuestra intención era </text:span>diferenciar<text:span text:style-name="T3">nos</text:span> de otras paginas de la competencia, las cuales la mayoría utilizan colores oscuros. <text:span text:style-name="T3">Por eso n</text:span>uestra paleta de colores incluye colores crema en ella destacan principalmente los colores azules y amarillo, utilizamos los colores rosas para resaltar pequeños detalles, <text:span text:style-name="T3">pero antes de llegar a esta paleta tuvimos que hacer muchas pruebas ya que ninguna nos acaba de convencer.</text:span></text:p>
      <text:p text:style-name="P2">Después de tener definida la paleta de colores nos centramos en hacer el logo, para este utilizamos<text:span text:style-name="T1"> la herramienta wipick, Esta web nos ha ayudado a la creación de los distintos prototipos que hicimos de el logo. </text:span><text:span text:style-name="T3">A la hora de la creación de el logo tuvimos muchos problemas porque no nos conseguíamos poner de acuerdo con el diseño de este, a causa de esto perdimos mucho tiempo en la creación de prototipos los cuales no nos conveniencia</text:span><text:span text:style-name="T4">n</text:span><text:span text:style-name="T3"> ya que no concordaban con la estética de nuestra web. </text:span><text:span text:style-name="T4">Finalmente nos fuimos acercando a la estética que buscábamos. Para ello utilizamos los colores que definimos anteriormente en la paleta de colores. Y finalmente nos decidimos por este logo.</text:span></text:p>
      <text:p text:style-name="P4">Una vez que <text:span text:style-name="T2">tuvimos</text:span> la paleta de colores y el logotipo hechos nos dispusimos a hacer el mockup. El mockup es una <text:span text:style-name="T2">diseño o plantilla</text:span> de c<text:span text:style-name="T2">ó</text:span>mo queremos que quede <text:span text:style-name="T2">visualmente</text:span> nuestra web. <text:span text:style-name="T2">Para hacer este diseño nos ayudamos de la herramienta Miro. </text:span><text:span text:style-name="T5">Para cada vista de la pagina tubimos que hacer un mo</text:span><text:span text:style-name="T6">c</text:span><text:span text:style-name="T5">kup distinto en el cual incluimos la paleta de colores y el logo que hicimos anteriorm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6T11:43:20.213000000</meta:creation-date>
    <dc:date>2024-06-06T13:06:34.029000000</dc:date>
    <meta:editing-duration>PT8M10S</meta:editing-duration>
    <meta:editing-cycles>1</meta:editing-cycles>
    <meta:document-statistic meta:table-count="0" meta:image-count="0" meta:object-count="0" meta:page-count="1" meta:paragraph-count="6" meta:word-count="278" meta:character-count="1670" meta:non-whitespace-character-count="1397"/>
    <meta:generator>LibreOffice/7.1.6.2$Windows_X86_64 LibreOffice_project/0e133318fcee89abacd6a7d077e292f1145735c3</meta:generator>
  </office:meta>
</office:document-meta>
</file>